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officeooo:rsid="0015cda1" officeooo:paragraph-rsid="0015cda1"/>
    </style:style>
    <style:style style:name="P3" style:family="paragraph" style:parent-style-name="Standard">
      <style:paragraph-properties fo:text-align="center" style:justify-single-word="false"/>
      <style:text-properties officeooo:rsid="0015cda1" officeooo:paragraph-rsid="0015cda1"/>
    </style:style>
    <style:style style:name="P4" style:family="paragraph" style:parent-style-name="Standard" style:list-style-name="L1">
      <style:text-properties officeooo:rsid="0015cda1" officeooo:paragraph-rsid="0015cda1"/>
    </style:style>
    <style:style style:name="P5" style:family="paragraph" style:parent-style-name="Standard">
      <style:text-properties officeooo:rsid="0015cda1" officeooo:paragraph-rsid="0021728c"/>
    </style:style>
    <style:style style:name="P6" style:family="paragraph" style:parent-style-name="Standard">
      <style:text-properties officeooo:rsid="001a7c69" officeooo:paragraph-rsid="001a7c69"/>
    </style:style>
    <style:style style:name="P7" style:family="paragraph" style:parent-style-name="Standard">
      <style:text-properties officeooo:rsid="001b7591" officeooo:paragraph-rsid="001b7591"/>
    </style:style>
    <style:style style:name="P8" style:family="paragraph" style:parent-style-name="Standard" style:list-style-name="L2">
      <style:text-properties officeooo:rsid="001b7591" officeooo:paragraph-rsid="001b7591"/>
    </style:style>
    <style:style style:name="P9" style:family="paragraph" style:parent-style-name="Standard">
      <style:text-properties officeooo:rsid="001f5cb9" officeooo:paragraph-rsid="001f5cb9"/>
    </style:style>
    <style:style style:name="P10" style:family="paragraph" style:parent-style-name="Standard" style:list-style-name="L2">
      <style:text-properties officeooo:rsid="00208a6c" officeooo:paragraph-rsid="00208a6c"/>
    </style:style>
    <style:style style:name="P11" style:family="paragraph" style:parent-style-name="Standard">
      <style:text-properties officeooo:rsid="00233e2a" officeooo:paragraph-rsid="00233e2a"/>
    </style:style>
    <style:style style:name="P12" style:family="paragraph" style:parent-style-name="Standard">
      <style:text-properties officeooo:rsid="00242271" officeooo:paragraph-rsid="00242271"/>
    </style:style>
    <style:style style:name="P13" style:family="paragraph" style:parent-style-name="Standard">
      <style:text-properties officeooo:rsid="00244cea" officeooo:paragraph-rsid="00244cea"/>
    </style:style>
    <style:style style:name="P14" style:family="paragraph" style:parent-style-name="Standard">
      <style:text-properties officeooo:rsid="0025cf01" officeooo:paragraph-rsid="0025cf01"/>
    </style:style>
    <style:style style:name="P15" style:family="paragraph" style:parent-style-name="Standard" style:list-style-name="L3">
      <style:text-properties officeooo:rsid="0025cf01" officeooo:paragraph-rsid="0025cf01"/>
    </style:style>
    <style:style style:name="P16" style:family="paragraph" style:parent-style-name="Standard" style:list-style-name="L3">
      <style:text-properties officeooo:paragraph-rsid="0025cf01"/>
    </style:style>
    <style:style style:name="P17" style:family="paragraph" style:parent-style-name="Standard">
      <style:text-properties officeooo:rsid="002794f1" officeooo:paragraph-rsid="002794f1"/>
    </style:style>
    <style:style style:name="P18" style:family="paragraph" style:parent-style-name="Standard">
      <style:text-properties officeooo:rsid="002794f1" officeooo:paragraph-rsid="0043681a"/>
    </style:style>
    <style:style style:name="P19" style:family="paragraph" style:parent-style-name="Standard">
      <style:text-properties officeooo:rsid="0041e7db" officeooo:paragraph-rsid="0078a8dc"/>
    </style:style>
    <style:style style:name="P20" style:family="paragraph" style:parent-style-name="Standard">
      <style:text-properties officeooo:rsid="0043681a" officeooo:paragraph-rsid="0043681a"/>
    </style:style>
    <style:style style:name="P21" style:family="paragraph" style:parent-style-name="Standard">
      <style:text-properties officeooo:rsid="0043681a" officeooo:paragraph-rsid="0043a4d3"/>
    </style:style>
    <style:style style:name="P22" style:family="paragraph" style:parent-style-name="Standard">
      <style:text-properties officeooo:rsid="0045a848" officeooo:paragraph-rsid="0045a848"/>
    </style:style>
    <style:style style:name="P23" style:family="paragraph" style:parent-style-name="Standard" style:list-style-name="L5">
      <style:text-properties officeooo:rsid="0045a848" officeooo:paragraph-rsid="0045a848"/>
    </style:style>
    <style:style style:name="P24" style:family="paragraph" style:parent-style-name="Standard">
      <style:text-properties officeooo:rsid="0045a848" officeooo:paragraph-rsid="0046ef09"/>
    </style:style>
    <style:style style:name="P25" style:family="paragraph" style:parent-style-name="Standard">
      <style:text-properties officeooo:rsid="0046ef09" officeooo:paragraph-rsid="0046ef09"/>
    </style:style>
    <style:style style:name="P26" style:family="paragraph" style:parent-style-name="Standard">
      <style:text-properties officeooo:rsid="00484f0d" officeooo:paragraph-rsid="00484f0d"/>
    </style:style>
    <style:style style:name="P27" style:family="paragraph" style:parent-style-name="Standard">
      <style:text-properties officeooo:rsid="004979b1" officeooo:paragraph-rsid="004979b1"/>
    </style:style>
    <style:style style:name="P28" style:family="paragraph" style:parent-style-name="Standard">
      <style:text-properties officeooo:rsid="00498b7a" officeooo:paragraph-rsid="00498b7a"/>
    </style:style>
    <style:style style:name="P29" style:family="paragraph" style:parent-style-name="Standard">
      <style:text-properties officeooo:rsid="004aa30b" officeooo:paragraph-rsid="004aa30b"/>
    </style:style>
    <style:style style:name="P30" style:family="paragraph" style:parent-style-name="Standard">
      <style:text-properties officeooo:rsid="004ce56b" officeooo:paragraph-rsid="004ce56b"/>
    </style:style>
    <style:style style:name="P31" style:family="paragraph" style:parent-style-name="Standard">
      <style:text-properties officeooo:rsid="004d3ccd" officeooo:paragraph-rsid="004d3ccd"/>
    </style:style>
    <style:style style:name="P32" style:family="paragraph" style:parent-style-name="Standard">
      <style:text-properties officeooo:rsid="005212f0" officeooo:paragraph-rsid="005212f0"/>
    </style:style>
    <style:style style:name="P33" style:family="paragraph" style:parent-style-name="Standard">
      <style:text-properties officeooo:rsid="005222d6" officeooo:paragraph-rsid="005222d6"/>
    </style:style>
    <style:style style:name="P34" style:family="paragraph" style:parent-style-name="Standard">
      <style:text-properties officeooo:rsid="005a4911" officeooo:paragraph-rsid="005a4911"/>
    </style:style>
    <style:style style:name="P35" style:family="paragraph" style:parent-style-name="Standard">
      <style:text-properties officeooo:rsid="005c3fed" officeooo:paragraph-rsid="005c3fed"/>
    </style:style>
    <style:style style:name="P36" style:family="paragraph" style:parent-style-name="Standard">
      <style:text-properties officeooo:rsid="0064b38e" officeooo:paragraph-rsid="0064b38e"/>
    </style:style>
    <style:style style:name="P37" style:family="paragraph" style:parent-style-name="Standard" style:list-style-name="L6">
      <style:text-properties officeooo:rsid="0064b38e" officeooo:paragraph-rsid="0064b38e"/>
    </style:style>
    <style:style style:name="P38" style:family="paragraph" style:parent-style-name="Standard">
      <style:text-properties officeooo:rsid="0066f08f" officeooo:paragraph-rsid="0043681a"/>
    </style:style>
    <style:style style:name="P39" style:family="paragraph" style:parent-style-name="Standard">
      <style:text-properties officeooo:rsid="0066f08f" officeooo:paragraph-rsid="0066fb0d"/>
    </style:style>
    <style:style style:name="P40" style:family="paragraph" style:parent-style-name="Standard">
      <style:text-properties officeooo:rsid="006975d1" officeooo:paragraph-rsid="006975d1"/>
    </style:style>
    <style:style style:name="P41" style:family="paragraph" style:parent-style-name="Standard">
      <style:text-properties officeooo:rsid="006ab07e" officeooo:paragraph-rsid="006ab07e"/>
    </style:style>
    <style:style style:name="P42" style:family="paragraph" style:parent-style-name="Standard">
      <style:text-properties officeooo:rsid="00776851" officeooo:paragraph-rsid="005212f0"/>
    </style:style>
    <style:style style:name="P43" style:family="paragraph" style:parent-style-name="Standard">
      <style:text-properties officeooo:rsid="00776851" officeooo:paragraph-rsid="00776851"/>
    </style:style>
    <style:style style:name="P44" style:family="paragraph" style:parent-style-name="Standard">
      <style:text-properties officeooo:rsid="00776851" officeooo:paragraph-rsid="0078a8dc"/>
    </style:style>
    <style:style style:name="P45" style:family="paragraph" style:parent-style-name="Standard">
      <style:text-properties officeooo:rsid="0002aa43" officeooo:paragraph-rsid="00776851"/>
    </style:style>
    <style:style style:name="P46" style:family="paragraph" style:parent-style-name="Standard">
      <style:text-properties officeooo:rsid="0002aa43" officeooo:paragraph-rsid="0078a8dc"/>
    </style:style>
    <style:style style:name="P47" style:family="paragraph" style:parent-style-name="Standard">
      <style:text-properties officeooo:rsid="0078a8dc" officeooo:paragraph-rsid="0078a8dc"/>
    </style:style>
    <style:style style:name="P48" style:family="paragraph" style:parent-style-name="Standard">
      <style:text-properties officeooo:rsid="0079115e" officeooo:paragraph-rsid="0078a8dc"/>
    </style:style>
    <style:style style:name="P49" style:family="paragraph" style:parent-style-name="Standard">
      <style:text-properties officeooo:rsid="0079115e" officeooo:paragraph-rsid="0079115e"/>
    </style:style>
    <style:style style:name="P50" style:family="paragraph" style:parent-style-name="Standard">
      <style:text-properties officeooo:rsid="007c1a41" officeooo:paragraph-rsid="007c1a41"/>
    </style:style>
    <style:style style:name="P51" style:family="paragraph" style:parent-style-name="Standard">
      <style:text-properties officeooo:rsid="007dcdd1" officeooo:paragraph-rsid="007dcdd1"/>
    </style:style>
    <style:style style:name="P52" style:family="paragraph" style:parent-style-name="Standard">
      <style:text-properties fo:font-style="italic" officeooo:rsid="0015cda1" officeooo:paragraph-rsid="0015cda1" style:font-style-asian="italic" style:font-style-complex="italic"/>
    </style:style>
    <style:style style:name="P53" style:family="paragraph" style:parent-style-name="Standard" style:list-style-name="L1">
      <style:text-properties officeooo:rsid="00814d13" officeooo:paragraph-rsid="00814d13"/>
    </style:style>
    <style:style style:name="P54" style:family="paragraph" style:parent-style-name="Standard">
      <style:text-properties officeooo:rsid="00814d13" officeooo:paragraph-rsid="00814d13"/>
    </style:style>
    <style:style style:name="P55" style:family="paragraph" style:parent-style-name="Standard">
      <style:text-properties style:text-position="0% 100%" officeooo:rsid="00814d13" officeooo:paragraph-rsid="00814d13"/>
    </style:style>
    <style:style style:name="T1" style:family="text">
      <style:text-properties officeooo:rsid="0017a58b"/>
    </style:style>
    <style:style style:name="T2" style:family="text">
      <style:text-properties officeooo:rsid="001a2b43"/>
    </style:style>
    <style:style style:name="T3" style:family="text">
      <style:text-properties officeooo:rsid="001c584e"/>
    </style:style>
    <style:style style:name="T4" style:family="text">
      <style:text-properties officeooo:rsid="001d85ea"/>
    </style:style>
    <style:style style:name="T5" style:family="text">
      <style:text-properties officeooo:rsid="001e2365"/>
    </style:style>
    <style:style style:name="T6" style:family="text">
      <style:text-properties officeooo:rsid="001f220b"/>
    </style:style>
    <style:style style:name="T7" style:family="text">
      <style:text-properties officeooo:rsid="001f54b5"/>
    </style:style>
    <style:style style:name="T8" style:family="text">
      <style:text-properties officeooo:rsid="001fdf76"/>
    </style:style>
    <style:style style:name="T9" style:family="text">
      <style:text-properties officeooo:rsid="00211144"/>
    </style:style>
    <style:style style:name="T10" style:family="text">
      <style:text-properties officeooo:rsid="0023ec16"/>
    </style:style>
    <style:style style:name="T11" style:family="text">
      <style:text-properties officeooo:rsid="0025cf01"/>
    </style:style>
    <style:style style:name="T12" style:family="text">
      <style:text-properties officeooo:rsid="00288ca6"/>
    </style:style>
    <style:style style:name="T13" style:family="text">
      <style:text-properties officeooo:rsid="0043a4d3"/>
    </style:style>
    <style:style style:name="T14" style:family="text">
      <style:text-properties officeooo:rsid="00459445"/>
    </style:style>
    <style:style style:name="T15" style:family="text">
      <style:text-properties officeooo:rsid="0046ef09"/>
    </style:style>
    <style:style style:name="T16" style:family="text">
      <style:text-properties officeooo:rsid="00474bc6"/>
    </style:style>
    <style:style style:name="T17" style:family="text">
      <style:text-properties officeooo:rsid="00484f0d"/>
    </style:style>
    <style:style style:name="T18" style:family="text">
      <style:text-properties officeooo:rsid="004979b1"/>
    </style:style>
    <style:style style:name="T19" style:family="text">
      <style:text-properties officeooo:rsid="00498b7a"/>
    </style:style>
    <style:style style:name="T20" style:family="text">
      <style:text-properties officeooo:rsid="004aa30b"/>
    </style:style>
    <style:style style:name="T21" style:family="text">
      <style:text-properties officeooo:rsid="004bb482"/>
    </style:style>
    <style:style style:name="T22" style:family="text">
      <style:text-properties officeooo:rsid="004ce56b"/>
    </style:style>
    <style:style style:name="T23" style:family="text">
      <style:text-properties officeooo:rsid="004d0eb4"/>
    </style:style>
    <style:style style:name="T24" style:family="text">
      <style:text-properties officeooo:rsid="004efff6"/>
    </style:style>
    <style:style style:name="T25" style:family="text">
      <style:text-properties officeooo:rsid="005030b0"/>
    </style:style>
    <style:style style:name="T26" style:family="text">
      <style:text-properties officeooo:rsid="005222d6"/>
    </style:style>
    <style:style style:name="T27" style:family="text">
      <style:text-properties officeooo:rsid="00566293"/>
    </style:style>
    <style:style style:name="T28" style:family="text">
      <style:text-properties officeooo:rsid="0057122c"/>
    </style:style>
    <style:style style:name="T29" style:family="text">
      <style:text-properties officeooo:rsid="005811b3"/>
    </style:style>
    <style:style style:name="T30" style:family="text">
      <style:text-properties officeooo:rsid="0059a5ee"/>
    </style:style>
    <style:style style:name="T31" style:family="text">
      <style:text-properties officeooo:rsid="005c3fed"/>
    </style:style>
    <style:style style:name="T32" style:family="text">
      <style:text-properties officeooo:rsid="005dc8e7"/>
    </style:style>
    <style:style style:name="T33" style:family="text">
      <style:text-properties officeooo:rsid="005ea129"/>
    </style:style>
    <style:style style:name="T34" style:family="text">
      <style:text-properties officeooo:rsid="00616ff4"/>
    </style:style>
    <style:style style:name="T35" style:family="text">
      <style:text-properties officeooo:rsid="0063373b"/>
    </style:style>
    <style:style style:name="T36" style:family="text">
      <style:text-properties officeooo:rsid="00643116"/>
    </style:style>
    <style:style style:name="T37" style:family="text">
      <style:text-properties officeooo:rsid="0066fb0d"/>
    </style:style>
    <style:style style:name="T38" style:family="text">
      <style:text-properties officeooo:rsid="006801ff"/>
    </style:style>
    <style:style style:name="T39" style:family="text">
      <style:text-properties officeooo:rsid="006975d1"/>
    </style:style>
    <style:style style:name="T40" style:family="text">
      <style:text-properties officeooo:rsid="006ab07e"/>
    </style:style>
    <style:style style:name="T41" style:family="text">
      <style:text-properties officeooo:rsid="00776851"/>
    </style:style>
    <style:style style:name="T42" style:family="text">
      <style:text-properties officeooo:rsid="0002aa43"/>
    </style:style>
    <style:style style:name="T43" style:family="text">
      <style:text-properties officeooo:rsid="00041bba"/>
    </style:style>
    <style:style style:name="T44" style:family="text">
      <style:text-properties officeooo:rsid="0078a8dc"/>
    </style:style>
    <style:style style:name="T45" style:family="text">
      <style:text-properties officeooo:rsid="0079115e"/>
    </style:style>
    <style:style style:name="T46" style:family="text">
      <style:text-properties officeooo:rsid="007dcdd1"/>
    </style:style>
    <style:style style:name="T47" style:family="text">
      <style:text-properties style:text-position="super 58%"/>
    </style:style>
    <style:style style:name="T48" style:family="text">
      <style:text-properties style:text-position="super 58%" officeooo:rsid="007dcdd1"/>
    </style:style>
    <style:style style:name="T49" style:family="text">
      <style:text-properties officeooo:rsid="007dfa55"/>
    </style:style>
    <style:style style:name="T50" style:family="text">
      <style:text-properties officeooo:rsid="007f2c3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ebra of proofs</text:p>
      <text:p text:style-name="P3">by Sven Nilsen, <text:span text:style-name="T3">2016</text:span></text:p>
      <text:p text:style-name="P2"/>
      <text:p text:style-name="P51">Abstract:</text:p>
      <text:p text:style-name="P52">In this paper I formalize <text:span text:style-name="T6">an</text:span> algebra of proofs using path semantics. This gives a <text:span text:style-name="T5">dual</text:span> interpretation of path semantic statements as proofs, therefore bootstrapping the algebra of proofs <text:span text:style-name="T5">in its own language</text:span>. <text:span text:style-name="T2">A language that can be extended to encode the algebra of proofs will to some extent also support path semantics. </text:span>Th<text:span text:style-name="T46">e purpose</text:span> is to provide a formal way of specifying axioms about computation <text:span text:style-name="T7">and automatically reason about them</text:span> <text:span text:style-name="T2">in a practical matter</text:span>. <text:span text:style-name="T1">The</text:span> notion <text:span text:style-name="T1">automatically associates sub goals, actions and expressions with the proofs from the grammar.</text:span></text:p>
      <text:p text:style-name="P2"/>
      <text:p text:style-name="P2">The notation <text:span text:style-name="T49">is demonstrated in</text:span>:</text:p>
      <text:p text:style-name="P2"/>
      <text:list xml:id="list869918767980750864" text:style-name="L1">
        <text:list-item>
          <text:p text:style-name="P53">Path semantics<text:span text:style-name="T47">[1]</text:span></text:p>
        </text:list-item>
        <text:list-item>
          <text:p text:style-name="P4">Path semantics for dynamical types<text:span text:style-name="T48">[1]</text:span></text:p>
        </text:list-item>
        <text:list-item>
          <text:p text:style-name="P4">Boolean algebra</text:p>
        </text:list-item>
        <text:list-item>
          <text:p text:style-name="P4">Dyon <text:span text:style-name="T4">type syntax (see Appendix A)</text:span></text:p>
        </text:list-item>
      </text:list>
      <text:p text:style-name="P2"/>
      <text:p text:style-name="P6">Using the path semantic axiom of equality:</text:p>
      <text:p text:style-name="P2"/>
      <text:p text:style-name="P2"><draw:frame draw:style-name="fr1" draw:name="Object1" text:anchor-type="as-char" svg:y="-0.2689in" svg:width="2.028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9">Where `F=F`, <text:span text:style-name="T8">`X=X`</text:span> <text:span text:style-name="T33">are</text:span> weak equalit<text:span text:style-name="T33">ies</text:span> and `F&gt;X` is a weak partial order. <text:span text:style-name="T34">The technical term </text:span>“<text:span text:style-name="T34">weak” in this context means encoded and interpreted in some external language.</text:span></text:p>
      <text:p text:style-name="P2"/>
      <text:p text:style-name="P6">We would like to express statements of the form:</text:p>
      <text:p text:style-name="P2"/>
      <text:p text:style-name="P2"><text:tab/>F → X</text:p>
      <text:p text:style-name="P2"/>
      <text:p text:style-name="P6">With the type:</text:p>
      <text:p text:style-name="P2"/>
      <text:p text:style-name="P2"><text:tab/><text:span text:style-name="T1">proof → proof</text:span></text:p>
      <text:p text:style-name="P2"/>
      <text:p text:style-name="P7">These expressions have the following properties:</text:p>
      <text:p text:style-name="P7"/>
      <text:list xml:id="list2827211419536510197" text:style-name="L2">
        <text:list-item>
          <text:p text:style-name="P8">In evaluation context they bind to a computational expression</text:p>
        </text:list-item>
        <text:list-item>
          <text:p text:style-name="P8">In statement context they bind <text:span text:style-name="T4">to a set of variables</text:span></text:p>
        </text:list-item>
        <text:list-item>
          <text:p text:style-name="P10">In <text:span text:style-name="T37">construction context</text:span> they bind to a proof goal</text:p>
        </text:list-item>
        <text:list-item>
          <text:p text:style-name="P10">In proof evaluation context they bind to an extended Boolean algebra</text:p>
        </text:list-item>
      </text:list>
      <text:p text:style-name="P2"/>
      <text:p text:style-name="P11">Formalized <text:span text:style-name="T10">in path semantics</text:span> these properties of proofs are:</text:p>
      <text:p text:style-name="P2"/>
      <text:p text:style-name="P5"><text:tab/><text:span text:style-name="T5">expr(proof) → expr</text:span></text:p>
      <text:p text:style-name="P5"><text:tab/><text:span text:style-name="T9">variables(proof) → [variable]</text:span></text:p>
      <text:p text:style-name="P5"><text:tab/><text:span text:style-name="T5">goal(proof) → goal</text:span></text:p>
      <text:p text:style-name="P2"><text:tab/>result(proof) → opt[bool]</text:p>
      <text:p text:style-name="P39"/>
      <text:p text:style-name="P39"/>
      <text:p text:style-name="P40"><text:soft-page-break/>An expression is equal to another when all their symbols matches.</text:p>
      <text:p text:style-name="P40"/>
      <text:p text:style-name="P40"><text:tab/>eq__expr_expr(expr, expr) → bool</text:p>
      <text:p text:style-name="P40"/>
      <text:p text:style-name="P40">A variable has a name and an expression.</text:p>
      <text:p text:style-name="P39"/>
      <text:p text:style-name="P39"><text:tab/>name__<text:span text:style-name="T37">variable</text:span>(variable) → str</text:p>
      <text:p text:style-name="P39"><text:tab/>contains__<text:span text:style-name="T37">variables_name</text:span>([variable], str) → bool</text:p>
      <text:p text:style-name="P39"><text:tab/>expr__<text:span text:style-name="T39">variable</text:span>(variable) → expr</text:p>
      <text:p text:style-name="P39"/>
      <text:p text:style-name="P39"><text:tab/>contains__<text:span text:style-name="T38">variables_name</text:span>(vs, name) → any i { name(<text:span text:style-name="T38">variable: </text:span>vs[i]) == name }</text:p>
      <text:p text:style-name="P12"/>
      <text:p text:style-name="P12">A special form of proofs is one that reports an error to the user.</text:p>
      <text:p text:style-name="P12"/>
      <text:p text:style-name="P12">Syntax:</text:p>
      <text:p text:style-name="P12"/>
      <text:p text:style-name="P12"><text:tab/>error &lt;str&gt;</text:p>
      <text:p text:style-name="P12"/>
      <text:p text:style-name="P13">Formalized properties <text:span text:style-name="T13">for error</text:span>:</text:p>
      <text:p text:style-name="P12"/>
      <text:p text:style-name="P12"><text:tab/>is_error(proof) → bool</text:p>
      <text:p text:style-name="P12"><text:tab/>error_message(proof) → opt[str]</text:p>
      <text:p text:style-name="P12"/>
      <text:p text:style-name="P12"><text:tab/><text:span text:style-name="T27">result([is_error] true) → none()</text:span></text:p>
      <text:p text:style-name="P12"/>
      <text:p text:style-name="P14"><text:span text:style-name="T40">Proof o</text:span>perators <text:span text:style-name="T40">form an extended Boolean algebra</text:span>:</text:p>
      <text:p text:style-name="P14"/>
      <text:list xml:id="list1782429543145664592" text:style-name="L3">
        <text:list-item>
          <text:p text:style-name="P15">`!` → <text:span text:style-name="T40">proof</text:span> NOT</text:p>
        </text:list-item>
        <text:list-item>
          <text:p text:style-name="P16"><text:span text:style-name="T11">`&amp;&amp;` → proof AND (lazily)</text:span></text:p>
        </text:list-item>
        <text:list-item>
          <text:p text:style-name="P15">`||` → <text:span text:style-name="T40">proof</text:span> OR <text:span text:style-name="T14">(lazily)</text:span></text:p>
        </text:list-item>
      </text:list>
      <text:p text:style-name="P41"/>
      <text:p text:style-name="P41">These symbols are used in normal computation (e.g. Dyon) as logical gates, but given a different interpretation at path semantic level as proof gates.</text:p>
      <text:p text:style-name="P41"/>
      <text:p text:style-name="P41">Computation as logical gate of “foo flips `true` to false and `false` to `true`”:</text:p>
      <text:p text:style-name="P41"/>
      <text:p text:style-name="P41"><text:tab/>fn foo(a: bool) → bool { return !a }</text:p>
      <text:p text:style-name="P41"/>
      <text:p text:style-name="P41">Path semantic level of “prove the type is not `f64`”:</text:p>
      <text:p text:style-name="P41"/>
      <text:p text:style-name="P41"><text:tab/>foo(!f64) → bool</text:p>
      <text:p text:style-name="P14"/>
      <text:p text:style-name="P14">The operators above are <text:span text:style-name="T13">symbols for functions of proofs</text:span>.</text:p>
      <text:p text:style-name="P14"/>
      <text:p text:style-name="P14"><text:tab/>not(proof) → proof</text:p>
      <text:p text:style-name="P14"><text:tab/>and(proof, proof) → proof</text:p>
      <text:p text:style-name="P14"><text:tab/>or(proof, proof) → proof</text:p>
      <text:p text:style-name="P14"/>
      <text:p text:style-name="P17">Formalized `not <text:span text:style-name="T13">[result] </text:span>(opt[bool])` with Boolean algebra:</text:p>
      <text:p text:style-name="P18"/>
      <text:p text:style-name="P18"><text:tab/>not <text:span text:style-name="T13">[result] </text:span>(none()) → none()</text:p>
      <text:p text:style-name="P18"><text:tab/>not <text:span text:style-name="T13">[result] </text:span>(some(false)) → some(true)</text:p>
      <text:p text:style-name="P17"><text:soft-page-break/><text:tab/>not <text:span text:style-name="T13">[result] </text:span>(some(true)) → some(false)</text:p>
      <text:p text:style-name="P17"/>
      <text:p text:style-name="P34">An error propagates:</text:p>
      <text:p text:style-name="P17"/>
      <text:p text:style-name="P17"><text:tab/><text:span text:style-name="T28">not(x &amp;&amp; [is_error] true) → x</text:span></text:p>
      <text:p text:style-name="P17"/>
      <text:p text:style-name="P20">Formalized `and <text:span text:style-name="T13">[result] </text:span>(opt[bool])` with Boolean algebra:</text:p>
      <text:p text:style-name="P20"/>
      <text:p text:style-name="P20"><text:tab/>and <text:span text:style-name="T13">[result] </text:span>(none(), none()) → none()</text:p>
      <text:p text:style-name="P20"><text:tab/>and <text:span text:style-name="T13">[result] </text:span>(none(), some(false)) → some(false)</text:p>
      <text:p text:style-name="P21"><text:tab/>and <text:span text:style-name="T13">[result] </text:span>(none(), some(true)) → none()</text:p>
      <text:p text:style-name="P21"><text:tab/>and <text:span text:style-name="T13">[result] </text:span>(some(false), none()) → some(false)</text:p>
      <text:p text:style-name="P21"><text:tab/>and <text:span text:style-name="T13">[result] </text:span>(some(false), some(false)) → some(false)</text:p>
      <text:p text:style-name="P21"><text:tab/>and <text:span text:style-name="T13">[result] </text:span>(some(false), some(true)) → error “Proofs are contradictory”</text:p>
      <text:p text:style-name="P21"><text:tab/>and <text:span text:style-name="T13">[result] </text:span>(some(true), none()) → none()</text:p>
      <text:p text:style-name="P21"><text:tab/>and <text:span text:style-name="T13">[result] </text:span>(some(true), some(false)) → error “Proofs are contradictory”</text:p>
      <text:p text:style-name="P21"><text:tab/>and <text:span text:style-name="T13">[result] </text:span>(some(true), some(true)) → some(true)</text:p>
      <text:p text:style-name="P21"/>
      <text:p text:style-name="P34">An error propagates:</text:p>
      <text:p text:style-name="P21"/>
      <text:p text:style-name="P21"><text:tab/><text:span text:style-name="T29">and(x &amp;&amp; [is_error] true, _) → x</text:span></text:p>
      <text:p text:style-name="P21"><text:tab/><text:span text:style-name="T30">and(_, x &amp;&amp; [is_error] true) → x</text:span></text:p>
      <text:p text:style-name="P38"/>
      <text:p text:style-name="P21"/>
      <text:p text:style-name="P21">Formalized `or <text:span text:style-name="T13">[result] </text:span>(opt[bool])` with Boolean algebra:</text:p>
      <text:p text:style-name="P20"/>
      <text:p text:style-name="P21"><text:tab/>or <text:span text:style-name="T13">[result] </text:span>(none(), none()) → none()</text:p>
      <text:p text:style-name="P21"><text:tab/>or <text:span text:style-name="T13">[result] </text:span>(none(), some(false)) → none()</text:p>
      <text:p text:style-name="P21"><text:tab/><text:span text:style-name="T13">or</text:span> <text:span text:style-name="T13">[result] (none(), some(true)) → some(true)</text:span></text:p>
      <text:p text:style-name="P21"><text:tab/><text:span text:style-name="T13">or</text:span> <text:span text:style-name="T13">[result] (some(false), none()) → none()</text:span></text:p>
      <text:p text:style-name="P21"><text:tab/><text:span text:style-name="T13">or</text:span> <text:span text:style-name="T13">[result] (some(false), some(false)) → some(false)</text:span></text:p>
      <text:p text:style-name="P21"><text:tab/><text:span text:style-name="T13">or</text:span> <text:span text:style-name="T13">[result] (some(false), some(true)) → some(true)</text:span></text:p>
      <text:p text:style-name="P21"><text:tab/><text:span text:style-name="T13">or</text:span> <text:span text:style-name="T13">[result] (some(true), none()) → some(true)</text:span></text:p>
      <text:p text:style-name="P21"><text:tab/><text:span text:style-name="T13">or</text:span> <text:span text:style-name="T13">[result] (some(true), some(false)) → some(true)</text:span></text:p>
      <text:p text:style-name="P21"><text:tab/><text:span text:style-name="T13">or</text:span> <text:span text:style-name="T13">[result] (some(true), some(true)) → some(true)</text:span></text:p>
      <text:p text:style-name="P21"/>
      <text:p text:style-name="P34">An error propagates:</text:p>
      <text:p text:style-name="P21"/>
      <text:p text:style-name="P21"><text:tab/><text:span text:style-name="T29">or(x &amp;&amp; [is_error] true, _) → x</text:span></text:p>
      <text:p text:style-name="P21"><text:tab/><text:span text:style-name="T30">or(_, x &amp;&amp; [is_error] true) → x</text:span></text:p>
      <text:p text:style-name="P21"/>
      <text:p text:style-name="P22">When a term is expressed straight forward, it means a goal of proving the term equal to the expression.</text:p>
      <text:p text:style-name="P22"/>
      <text:list xml:id="list3780752563487634457" text:style-name="L5">
        <text:list-item>
          <text:p text:style-name="P23">`[type] opt` - prove that type is `opt`</text:p>
        </text:list-item>
        <text:list-item>
          <text:p text:style-name="P23">`[type] res` - prove that type is `res`</text:p>
        </text:list-item>
        <text:list-item>
          <text:p text:style-name="P23">`true` - prove that variable is `true`</text:p>
        </text:list-item>
        <text:list-item>
          <text:p text:style-name="P23">`5` - prove that variable is `5`</text:p>
        </text:list-item>
      </text:list>
      <text:p text:style-name="P22"/>
      <text:p text:style-name="P24">Therefore, `![type] opt` means prove that type is not `opt`. <text:span text:style-name="T15">Boolean expression can combine proofs.</text:span></text:p>
      <text:p text:style-name="P22"/>
      <text:p text:style-name="P25">Here is an example where an error is reported if it is not one of two types:</text:p>
      <text:p text:style-name="P22"><text:soft-page-break/></text:p>
      <text:p text:style-name="P22"><text:tab/>unwrap [type] (!opt || !res) → error “Expected `opt` or `res`”</text:p>
      <text:p text:style-name="P22"/>
      <text:p text:style-name="P25">It makes no sense to take a Boolean operation of two proofs that do not have the same expression:</text:p>
      <text:p text:style-name="P22"/>
      <text:p text:style-name="P22"><text:tab/><text:span text:style-name="T15">and([expr] x, [expr] y) &amp;&amp; x != y → error “Expression of proofs must be the same”</text:span></text:p>
      <text:p text:style-name="P22"/>
      <text:p text:style-name="P22"><text:tab/><text:span text:style-name="T15">or([expr] x, [expr] y) &amp;&amp; x != y → error “Expression of proofs must be the same”</text:span></text:p>
      <text:p text:style-name="P22"/>
      <text:p text:style-name="P25">In this context, there is a case where <text:span text:style-name="T16">proving a goal and its negative always is false:</text:span></text:p>
      <text:p text:style-name="P22"/>
      <text:p text:style-name="P22"><text:tab/><text:span text:style-name="T15">and([not] [goal] x, [goal] x) → error “Is always false”</text:span></text:p>
      <text:p text:style-name="P22"><text:tab/><text:span text:style-name="T15">and([goal] x, [not] [goal] x) → error “Is always false”</text:span></text:p>
      <text:p text:style-name="P22"/>
      <text:p text:style-name="P26">Likewise, it does not make sense to make statement that is always true by definition:</text:p>
      <text:p text:style-name="P22"/>
      <text:p text:style-name="P22"><text:tab/><text:span text:style-name="T17">or([not] [goal] x, [goal] x) → error “Is always true”</text:span></text:p>
      <text:p text:style-name="P22"><text:tab/><text:span text:style-name="T17">or([goal] x, [not] [goal] x) → error “Is always true”</text:span></text:p>
      <text:p text:style-name="P22"/>
      <text:p text:style-name="P27">In the two cases above, the result of the proof can be `none()`, but it still should be treated as an error.</text:p>
      <text:p text:style-name="P27"/>
      <text:p text:style-name="P27">Like normal Boolean algebra, the order of proving <text:span text:style-name="T19">does not matter</text:span>:</text:p>
      <text:p text:style-name="P22"/>
      <text:p text:style-name="P22"><text:tab/><text:span text:style-name="T18">and(a, b) = and(b, a)</text:span></text:p>
      <text:p text:style-name="P27"><text:tab/>or(a, b) = or(b, a)</text:p>
      <text:p text:style-name="P22"/>
      <text:p text:style-name="P28">It is also linear:</text:p>
      <text:p text:style-name="P22"/>
      <text:p text:style-name="P27"><text:tab/>and(or(a, b), c) = or(and(a, c), and(b, c))</text:p>
      <text:p text:style-name="P27"><text:tab/><text:span text:style-name="T32">and(a, or(b, c)) = or(and(a, b), and(a, c))</text:span></text:p>
      <text:p text:style-name="P27"/>
      <text:p text:style-name="P35">The wildcard always results in a positive proof:</text:p>
      <text:p text:style-name="P27"/>
      <text:p text:style-name="P27"><text:tab/><text:span text:style-name="T31">[goal] `_` → [result] some(true)</text:span></text:p>
      <text:p text:style-name="P27"/>
      <text:p text:style-name="P29">A proof about a path `a` for an expression `a(x)` leads to a new proof with goal `a(x) = b`.</text:p>
      <text:p text:style-name="P27"/>
      <text:p text:style-name="P27"><text:tab/><text:span text:style-name="T20">[goal] `[a] b` &amp;&amp; [expr] `a(x)` → [goal] `a(x) = b`</text:span></text:p>
      <text:p text:style-name="P27"/>
      <text:p text:style-name="P29">It follows naturally that proving starts backwards, <text:span text:style-name="T22">breaking it up into sub goals where one depends on the other</text:span>:</text:p>
      <text:p text:style-name="P27"/>
      <text:p text:style-name="P27"><text:tab/><text:span text:style-name="T20">[goal] `[a] [b] c` → tmp := [goal] `[b] c`, [goal] `[a] tmp`</text:span></text:p>
      <text:p text:style-name="P27"/>
      <text:p text:style-name="P27"/>
      <text:p text:style-name="P30"><text:span text:style-name="T23">When</text:span> a proof is negative for a short path, it is negative for a longer one <text:span text:style-name="T23">containing the first</text:span>:</text:p>
      <text:p text:style-name="P27"/>
      <text:p text:style-name="P27"><text:tab/><text:span text:style-name="T21">[(goal, result)] (`[b] c`, some(false)) → [(goal, result)] (`[a] [b] c`, some(false))</text:span></text:p>
      <text:p text:style-name="P27"/>
      <text:p text:style-name="P31">A proof can bind to a variable, for example:</text:p>
      <text:p text:style-name="P31"/>
      <text:p text:style-name="P31"><text:soft-page-break/><text:tab/>concat [len] (a, b) → { a + b }</text:p>
      <text:p text:style-name="P31"/>
      <text:p text:style-name="P31">A goal <text:span text:style-name="T25">of a function call must match the function name:</text:span></text:p>
      <text:p text:style-name="P31"/>
      <text:p text:style-name="P31"><text:tab/>[goal] `concat(a, b)` &amp;&amp; [expr] `concat(x, y)` → a := `x` &amp;&amp; b := `y`</text:p>
      <text:p text:style-name="P31"/>
      <text:p text:style-name="P32">Variables binds to the corresponding expressions. Values of these variables are not proofs, but merely expressions.</text:p>
      <text:p text:style-name="P32"/>
      <text:p text:style-name="P33">Binding to a variable can be done as part of a Boolean expression:</text:p>
      <text:p text:style-name="P32"/>
      <text:p text:style-name="P32"><text:tab/><text:span text:style-name="T26">foo(a &amp;&amp; [type] f64) → a + 1</text:span></text:p>
      <text:h text:style-name="Heading_20_3" text:outline-level="3">Chained implication</text:h>
      <text:p text:style-name="P43">There is a classic example of logic that says:</text:p>
      <text:p text:style-name="P43"/>
      <text:p text:style-name="P43"><text:tab/>socrates is a man</text:p>
      <text:p text:style-name="P43"><text:tab/>all men are mortal</text:p>
      <text:p text:style-name="P43"><text:tab/>therefore, socrates is mortal</text:p>
      <text:p text:style-name="P43"/>
      <text:p text:style-name="P43">Written in terms of “… is a …” it get slightly more complicated, but also more profound. First we define the types:</text:p>
      <text:p text:style-name="P43"/>
      <text:p text:style-name="P43"><text:tab/><text:span text:style-name="T42">is_man(any) → bool</text:span></text:p>
      <text:p text:style-name="P45"><text:tab/>is_mortal(any) → bool</text:p>
      <text:p text:style-name="P45"><text:tab/>is_socrates(any) → bool</text:p>
      <text:p text:style-name="P43"/>
      <text:p text:style-name="P43">Then we add two axioms about “Socrates is a man” and “all men are mortal”:</text:p>
      <text:p text:style-name="P45"/>
      <text:p text:style-name="P45"><text:tab/>is_man([is_socrates] true) → true</text:p>
      <text:p text:style-name="P45"><text:tab/>is_mor<text:span text:style-name="T43">t</text:span>al([is_man] true) → true</text:p>
      <text:p text:style-name="P43"/>
      <text:p text:style-name="P43">When you have the following statement:</text:p>
      <text:p text:style-name="P42"/>
      <text:p text:style-name="P43"><text:tab/><text:span text:style-name="T42">is_man([is_socrates] true) → true</text:span></text:p>
      <text:p text:style-name="P43"/>
      <text:p text:style-name="P43">It follows that for any variable for which `[is_socrates] true` then <text:span text:style-name="T44">`[is_man] true`:</text:span></text:p>
      <text:p text:style-name="P43"/>
      <text:p text:style-name="P43"><text:tab/>[is_socrates] true =&gt; [is_man] true</text:p>
      <text:p text:style-name="P44"/>
      <text:p text:style-name="P47">This is a chained implication. It looks like an axiom, but uses a different arrow because it follows from earlier axioms.</text:p>
      <text:p text:style-name="P47"/>
      <text:p text:style-name="P47"><text:tab/><text:span text:style-name="T45">Proof:</text:span></text:p>
      <text:p text:style-name="P46"><text:tab/><text:tab/>is_mor<text:span text:style-name="T43">t</text:span>al([is_<text:span text:style-name="T44">socrates</text:span>] true) <text:span text:style-name="T44">=</text:span> tru<text:span text:style-name="T45">e</text:span></text:p>
      <text:p text:style-name="P49"><text:tab/><text:tab/>is_mortal([is_man] true) = true<text:tab/><text:tab/><text:span text:style-name="T41">[is_socrates] true =&gt; [is_man] true</text:span></text:p>
      <text:p text:style-name="P48"><text:tab/><text:tab/>true = true</text:p>
      <text:p text:style-name="P48"><text:tab/><text:tab/>Reflection.</text:p>
      <text:p text:style-name="P48"><text:tab/>Qed.</text:p>
      <text:p text:style-name="P19"/>
      <text:h text:style-name="Heading_20_3" text:outline-level="3"><text:soft-page-break/>References</text:h>
      <text:p text:style-name="P55"><text:span text:style-name="T47">[1]</text:span> Path semantics (Sven Nilsen, 2016)</text:p>
      <text:p text:style-name="P50"><text:span text:style-name="T47">[1]</text:span> Path semantics for dynamical types (Sven Nilsen, 2016)</text:p>
      <text:p text:style-name="P54"><text:span text:style-name="T47">[1]</text:span> Path semantics in Concept Grammar Language (Sven Nilsen, 2016)</text:p>
      <text:h text:style-name="P1" text:outline-level="2">Appendix <text:span text:style-name="T50">A</text:span>: Dyon type syntax</text:h>
      <text:p text:style-name="P36">Dyon is a dynamically typed programming language started by Sven Nilsen in 2016.</text:p>
      <text:p text:style-name="P36"/>
      <text:p text:style-name="P36">It has a set of runtime types similar to Javascript and a set of static analyzed types. The static analyzed types in Dyon:</text:p>
      <text:p text:style-name="P36"/>
      <text:list xml:id="list7705694577212908207" text:style-name="L6">
        <text:list-item>
          <text:p text:style-name="P37">`any` - any type, but only one</text:p>
        </text:list-item>
        <text:list-item>
          <text:p text:style-name="P37">`bool` - boolean</text:p>
        </text:list-item>
        <text:list-item>
          <text:p text:style-name="P37">`f64` - float with 64 bit precision</text:p>
        </text:list-item>
        <text:list-item>
          <text:p text:style-name="P37">`vec4` - 4D vector, float 32 bit precision per component</text:p>
        </text:list-item>
        <text:list-item>
          <text:p text:style-name="P37">`[]` - array, defaults to `[any]`</text:p>
        </text:list-item>
        <text:list-item>
          <text:p text:style-name="P37">`{}` - object</text:p>
        </text:list-item>
        <text:list-item>
          <text:p text:style-name="P37">`Foo` - ad-hoc type, defaults to `Foo {}`</text:p>
        </text:list-item>
      </text:list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1:12:48.170824000</meta:creation-date>
    <dc:date>2016-08-15T16:06:38.176408000</dc:date>
    <meta:editing-duration>PT17H13M40S</meta:editing-duration>
    <meta:editing-cycles>101</meta:editing-cycles>
    <meta:generator>LibreOffice/5.1.2.2$MacOSX_X86_64 LibreOffice_project/d3bf12ecb743fc0d20e0be0c58ca359301eb705f</meta:generator>
    <meta:document-statistic meta:table-count="0" meta:image-count="0" meta:object-count="1" meta:page-count="7" meta:paragraph-count="161" meta:word-count="1353" meta:character-count="7998" meta:non-whitespace-character-count="6742"/>
  </office:meta>
</office:document-meta>
</file>

<file path=Object 1/content.xml><?xml version="1.0" encoding="utf-8"?>
<math xmlns="http://www.w3.org/1998/Math/MathML" display="block">
  <semantics>
    <mfrac>
      <mrow>
        <msub>
          <mi>F</mi>
          <mn>0</mn>
        </msub>
        <msub>
          <mi>X</mi>
          <mn>0</mn>
        </msub>
        <mi>,</mi>
        <msub>
          <mi>F</mi>
          <mn>1</mn>
        </msub>
        <msub>
          <mi>X</mi>
          <mn>1</mn>
        </msub>
        <mi>,</mi>
        <mrow>
          <msub>
            <mi>F</mi>
            <mn>0</mn>
          </msub>
          <mo stretchy="false">=</mo>
          <msub>
            <mi>F</mi>
            <mn>1</mn>
          </msub>
        </mrow>
        <mi>,</mi>
        <mrow>
          <msub>
            <mi>F</mi>
            <mn>0</mn>
          </msub>
          <mo stretchy="false">&gt;</mo>
          <msub>
            <mi>X</mi>
            <mn>0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X sub 0 , F sub 1 X sub 1 , F sub 0 = F sub 1 , F sub 0 &gt; X sub 0} over { X sub 0 = X sub 1 }</annotation>
  </semantics>
</math>
</file>